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co21" style:family="table-column">
      <style:table-column-properties fo:break-before="auto" style:column-width="9.24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5.95mm"/>
    </style:style>
    <style:style style:name="co24" style:family="table-column">
      <style:table-column-properties fo:break-before="auto" style:column-width="26.14mm"/>
    </style:style>
    <style:style style:name="co25" style:family="table-column">
      <style:table-column-properties fo:break-before="auto" style:column-width="22.33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office:value-type="float" office:value="1.940593" calcext:value-type="float">
            <text:p>1,941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1.940593" calcext:value-type="float">
            <text:p>1,941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office:value-type="float" office:value="2.11541" calcext:value-type="float">
            <text:p>2,115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11541" calcext:value-type="float">
            <text:p>2,115</text:p>
          </table:table-cell>
          <table:table-cell table:style-name="ce4" table:formula="of:=[.E6]/[.$E$5]" office:value-type="float" office:value="1.09008431958685" calcext:value-type="float">
            <text:p>1,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office:value-type="float" office:value="8.428007" calcext:value-type="float">
            <text:p>8,428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8.428007" calcext:value-type="float">
            <text:p>8,428</text:p>
          </table:table-cell>
          <table:table-cell table:style-name="ce4" table:formula="of:=[.E7]/[.$E$5]" office:value-type="float" office:value="4.34300597806959" calcext:value-type="float">
            <text:p>4,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office:value-type="float" office:value="41.118535" calcext:value-type="float">
            <text:p>41,119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41.118535" calcext:value-type="float">
            <text:p>41,119</text:p>
          </table:table-cell>
          <table:table-cell table:style-name="ce4" table:formula="of:=[.E8]/[.$E$5]" office:value-type="float" office:value="21.1886443989028" calcext:value-type="float">
            <text:p>21,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.1" calcext:value-type="float">
            <text:p>2,100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2.49660952380952" calcext:value-type="float">
            <text:p>2,497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3.1" calcext:value-type="float">
            <text:p>3,100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1.69125161290323" calcext:value-type="float">
            <text:p>1,691</text:p>
          </table:table-cell>
          <table:table-cell table:style-name="ce4" table:formula="of:=[.E15]/[.$E$14]" office:value-type="float" office:value="0.67741935483871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4.1" calcext:value-type="float">
            <text:p>4,100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1.2787512195122" calcext:value-type="float">
            <text:p>1,279</text:p>
          </table:table-cell>
          <table:table-cell table:style-name="ce4" table:formula="of:=[.E16]/[.$E$14]" office:value-type="float" office:value="0.51219512195122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5.1" calcext:value-type="float">
            <text:p>5,100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.02801568627451" calcext:value-type="float">
            <text:p>1,028</text:p>
          </table:table-cell>
          <table:table-cell table:style-name="ce4" table:formula="of:=[.E17]/[.$E$14]" office:value-type="float" office:value="0.411764705882353" calcext:value-type="float">
            <text:p>0,4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-00-00</text:date>, <text:time style:data-style-name="N2" text:time-value="17:00:05.120277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0-24T17:02:39.431761534</dc:date>
    <meta:editing-duration>PT6H40M45S</meta:editing-duration>
    <meta:editing-cycles>27</meta:editing-cycles>
    <meta:generator>LibreOffice/5.2.7.2$Linux_X86_64 LibreOffice_project/20$Build-2</meta:generator>
    <meta:document-statistic meta:table-count="3" meta:cell-count="122" meta:object-count="0"/>
  </office:meta>
</office:document-meta>
</file>